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font-size-asian="10.5pt"/>
    </style:style>
    <style:style style:name="P2" style:family="paragraph" style:parent-style-name="Standard">
      <style:text-properties fo:language="fr" fo:country="FR" style:font-size-asian="14pt"/>
    </style:style>
    <style:style style:name="P3" style:family="paragraph" style:parent-style-name="Standard">
      <style:text-properties fo:font-size="14pt" fo:language="fr" fo:country="FR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6pt" fo:language="fr" fo:country="FR" style:font-size-asian="16pt" style:font-size-complex="16pt"/>
    </style:style>
    <style:style style:name="P5" style:family="paragraph" style:parent-style-name="Standard">
      <style:text-properties fo:language="fr" fo:country="FR" style:font-size-asian="10.5pt"/>
    </style:style>
    <style:style style:name="P6" style:family="paragraph" style:parent-style-name="Standard" style:list-style-name="L1">
      <style:text-properties fo:language="fr" fo:country="FR" style:font-size-asian="10.5pt"/>
    </style:style>
    <style:style style:name="P7" style:family="paragraph" style:parent-style-name="Standard" style:list-style-name="L2">
      <style:text-properties fo:language="fr" fo:country="FR" style:font-size-asian="10.5pt"/>
    </style:style>
    <style:style style:name="P8" style:family="paragraph" style:parent-style-name="Standard" style:list-style-name="L3">
      <style:text-properties fo:language="fr" fo:country="FR" style:font-size-asian="10.5pt"/>
    </style:style>
    <style:style style:name="P9" style:family="paragraph" style:parent-style-name="Standard">
      <style:text-properties fo:font-size="14pt" fo:language="fr" fo:country="FR" style:font-size-asian="14pt" style:font-size-complex="14pt"/>
    </style:style>
    <style:style style:name="P10" style:family="paragraph" style:parent-style-name="Standard" style:list-style-name="L4">
      <style:text-properties fo:font-size="12pt" fo:language="fr" fo:country="FR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signes pour la réalisation d'un Benchmarking</text:p>
      <text:p text:style-name="P1"/>
      <text:p text:style-name="P1">3 phases:</text:p>
      <text:p text:style-name="P1"/>
      <text:p text:style-name="P2">Pré-Benchmarking</text:p>
      <text:list xml:id="list876073343" text:style-name="L1">
        <text:list-item>
          <text:p text:style-name="P6">Auto-diagnostic.</text:p>
        </text:list-item>
        <text:list-item>
          <text:p text:style-name="P6">Indicateurs de performance: les points forts et les points faibles.</text:p>
        </text:list-item>
        <text:list-item>
          <text:p text:style-name="P6">Réperer les concurrents.</text:p>
        </text:list-item>
        <text:list-item>
          <text:p text:style-name="P6">Ciblés les objectifs.</text:p>
        </text:list-item>
        <text:list-item>
          <text:p text:style-name="P6">Sujet de comparaison et d’échange.</text:p>
        </text:list-item>
        <text:list-item>
          <text:p text:style-name="P6">Établir les priorités et sélectionner ce qui doit faire l'objet du Benchmarking.</text:p>
        </text:list-item>
        <text:list-item>
          <text:p text:style-name="P6">Le sujet et l'objet du Benchmarking.</text:p>
        </text:list-item>
        <text:list-item>
          <text:p text:style-name="P6">Choix de rubriques.</text:p>
        </text:list-item>
        <text:list-item>
          <text:p text:style-name="P6">Indicateurs de performance.</text:p>
        </text:list-item>
        <text:list-item>
          <text:p text:style-name="P6">Choisir les entreprises à comparer.</text:p>
        </text:list-item>
      </text:list>
      <text:p text:style-name="P1"/>
      <text:p text:style-name="P3">Benchmarking</text:p>
      <text:list xml:id="list2017186050" text:style-name="L2">
        <text:list-item>
          <text:p text:style-name="P7">Lire chapitre IV.2 - <text:s/>à partir de la page 20.</text:p>
        </text:list-item>
        <text:list-item>
          <text:p text:style-name="P7">Collecter des informations.</text:p>
        </text:list-item>
        <text:list-item>
          <text:p text:style-name="P7">Comparer et étudier les données</text:p>
        </text:list-item>
        <text:list-item>
          <text:p text:style-name="P7">Analyse des écarts de la performance: positif, nul ou négatif.</text:p>
        </text:list-item>
        <text:list-item>
          <text:p text:style-name="P7">Présentation des résultats.</text:p>
        </text:list-item>
      </text:list>
      <text:p text:style-name="P1"/>
      <text:p text:style-name="P1"/>
      <text:p text:style-name="P3">Adaptation et déploiement (Le Post-Benchmarking)</text:p>
      <text:list xml:id="list1593955425" text:style-name="L3">
        <text:list-item>
          <text:p text:style-name="P8">Adapter les concepts qui ont été analysés et retenus.</text:p>
        </text:list-item>
        <text:list-item>
          <text:p text:style-name="P8">Se fixer des objectifs et des plan d'actions.</text:p>
        </text:list-item>
        <text:list-item>
          <text:p text:style-name="P8">Mise en place de plan d'action.</text:p>
        </text:list-item>
      </text:list>
      <text:p text:style-name="P1"/>
      <text:p text:style-name="P3">Entreprises à comparer :</text:p>
      <text:list xml:id="list175363159" text:style-name="L4">
        <text:list-item>
          <text:p text:style-name="P10">Bouygues Construction</text:p>
        </text:list-item>
        <text:list-item>
          <text:p text:style-name="P10">Vinci</text:p>
        </text:list-item>
        <text:list-item>
          <text:p text:style-name="P10">Eiff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ctor </meta:initial-creator>
    <meta:creation-date>2011-01-14T09:31:39</meta:creation-date>
    <dc:date>2011-01-14T11:19:38</dc:date>
    <dc:creator>Victor </dc:creator>
    <meta:editing-duration>PT00H58M45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27" meta:word-count="146" meta:character-count="906"/>
  </office:meta>
</office:document-meta>
</file>